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 text:name="r-1133775"/>Cahier des Charges Fonctionnel compte grosso modo 3 étapes principales :</text:p>
      <text:list xml:id="list7786634359099159057" text:style-name="L1">
        <text:list-item>
          <text:p text:style-name="P1"><text:bookmark text:name="r-1133782"/><text:bookmark text:name="r-1133777"/><text:bookmark text:name="r-1133776"/>L'introduction au problème posé</text:p>
        </text:list-item>
        <text:list-item>
          <text:p text:style-name="P1"><text:bookmark text:name="r-1133779"/><text:bookmark text:name="r-1133778"/>L'expression fonctionnelle du besoin</text:p>
          <text:p text:style-name="P1"><text:bookmark text:name="r-1133794"/><text:bookmark text:name="r-1133787"/><text:bookmark text:name="r-1133786"/><text:span text:style-name="Strong_20_Emphasis">Son nom</text:span> (il est très important celui-là <draw:frame draw:style-name="fr1" draw:name="images1" text:anchor-type="as-char" svg:width="0.503cm" svg:height="0.503cm" draw:z-index="0"><draw:image xlink:href="https://openclassrooms.com/bundles/common/images/smiley/langue.png" xlink:type="simple" xlink:show="embed" xlink:actuate="onLoad"/></draw:frame> )</text:p>
        </text:list-item>
      </text:list>
      <text:list xml:id="list4055035539316913928" text:style-name="L2">
        <text:list-item>
          <text:p text:style-name="P2"><text:bookmark text:name="r-1133789"/><text:bookmark text:name="r-1133788"/><text:span text:style-name="Strong_20_Emphasis">Ses critères :</text:span> ils indiquent dans quelles conditions la fonction en question est considérée comme réalisée. Par exemple, avec notre tondeuse à gazon, une contrainte pourrait être "Ne pas mettre l'utilisateur en danger". Cette fonction est importante, mais il faut la préciser : dans quels cas peut-on considérer que l'utilisateur est en sécurité ? Un des critères pourrait être "La lame de la tondeuse doit être inaccessible". Ainsi, si l'utilisateur ne peut pas toucher la lame, il est clair qu'il ne risque pas de se blesser avec. En général, une fonction est accompagnée de plusieurs critères.</text:p>
        </text:list-item>
        <text:list-item>
          <text:p text:style-name="P2"><text:bookmark text:name="r-1133791"/><text:bookmark text:name="r-1133790"/><text:span text:style-name="Strong_20_Emphasis">Son niveau :</text:span> si le critère de la fonction est défini d'une façon numérique, le niveau est la valeur qui est associée à ce critère. Toujours avec notre tondeuse, une contrainte pourrait être "Correspondre à l'énergie disponible". Le critère est la nature de l'énergie (en général, énergie électrique). Par conséquent, le niveau est la quantité d'électricité avec laquelle fonctionnera la tondeuse (on parle de tension) : 230V si la tondeuse est commercialisée en France</text:p>
        </text:list-item>
        <text:list-item>
          <text:p text:style-name="P2"><text:bookmark text:name="r-1133793"/><text:bookmark text:name="r-1133792"/><text:span text:style-name="Strong_20_Emphasis">Sa flexibilité :</text:span> il est possible, dans certains cas, d'accorder une tolérance au niveau de réalisation d'une fonction. Si la tension d'alimentation de la tondeuse est de 224V (Volts) au lieu de 230V, ça n'a rien de dramatique : on donne une flexibilité au niveau, qui précise jusqu'à quelles limites la fonction est considérée comme réalisée même si son niveau n'est pas strictement égal à celui défini préalablement. On peut par exemple accorder une flexibilité de +/-12% à la tension d'alimentation. Comme ça, si on a une tension de 224V, ça marche quand même. Le tout est de trouver une flexibilité cohérente en fonction du résultat souhaité. Bien entendu, la flexibilité n'est pas indispensable : pour le respect des normes, elle n'a pas lieu d'être (les normes doivent être respectées dans tous les cas)</text:p>
        </text:list-item>
      </text:list>
      <text:list xml:id="list36391060" text:continue-list="list7786634359099159057" text:style-name="L1">
        <text:list-item>
          <text:list>
            <text:list-header>
              <text:p text:style-name="P1"/>
            </text:list-header>
          </text:list>
        </text:list-item>
        <text:list-item>
          <text:p text:style-name="P1"><text:bookmark text:name="r-1133781"/><text:bookmark text:name="r-1133780"/>Les solutions proposées pour répondre à ce besoin</text:p>
        </text:list-item>
      </text:list>
      <text:p text:style-name="Standard"/>
      <text:p text:style-name="Standard"/>
      <text:h text:style-name="Heading_20_3" text:outline-level="3"><text:bookmark text:name="r-1133567"/>Les outils au service du concepteur</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6M31S</meta:editing-duration>
    <meta:editing-cycles>5</meta:editing-cycles>
    <meta:generator>OpenOffice/4.1.3$Win32 OpenOffice.org_project/413m1$Build-9783</meta:generator>
    <dc:date>2018-02-19T16:20:43.22</dc:date>
    <dc:creator>idriss roudmane</dc:creator>
    <meta:document-statistic meta:table-count="0" meta:image-count="1" meta:object-count="0" meta:page-count="1" meta:paragraph-count="9" meta:word-count="351" meta:character-count="2147"/>
    <meta:user-defined meta:name="Info 1"/>
    <meta:user-defined meta:name="Info 2"/>
    <meta:user-defined meta:name="Info 3"/>
    <meta:user-defined meta:name="Info 4"/>
  </office:meta>
</office:document-meta>
</file>